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4" style:family="table-cell" style:parent-style-name="Default" style:data-style-name="N37">
      <style:table-cell-properties fo:background-color="#ff0000"/>
    </style:style>
    <style:style style:name="ce25" style:family="table-cell" style:parent-style-name="Default" style:data-style-name="N37">
      <style:table-cell-properties fo:background-color="#ffff00"/>
    </style:style>
    <style:style style:name="ce27" style:family="table-cell" style:parent-style-name="Default" style:data-style-name="N37">
      <style:table-cell-properties fo:background-color="#ff6600"/>
    </style:style>
    <style:style style:name="ce33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00cc33"/>
    </style:style>
    <style:style style:name="ce35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/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ackground-color="#ffff00" fo:border="0.002cm solid #000000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fo:background-color="#ffffff" fo:border="0.002cm solid #000000"/>
    </style:style>
    <style:style style:name="ce45" style:family="table-cell" style:parent-style-name="Default">
      <style:table-cell-properties fo:background-color="#9933ff" fo:wrap-option="wrap" fo:border="0.002cm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5"/>
        <table:table-column table:style-name="co21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number-columns-repeated="2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ce10"/>
        <table:table-column table:style-name="co34" table:default-cell-style-name="ce10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4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4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27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33" office:value-type="string">
            <text:p>Неделя</text:p>
          </table:table-cell>
          <table:table-cell table:style-name="ce33" table:formula="of:= ([.B3] + [.B4] + [.B5] + [.B6] + [.B7]) / 5" office:value-type="float" office:value="0.8">
            <text:p>0,8</text:p>
          </table:table-cell>
          <table:table-cell table:style-name="ce33" table:formula="of:= ([.C3] + [.C4] + [.C5] + [.C6] + [.C7]) / 5" office:value-type="float" office:value="1">
            <text:p>1</text:p>
          </table:table-cell>
          <table:table-cell table:style-name="ce33" table:formula="of:= ([.D3] + [.D4] + [.D5] + [.D6] + [.D7]) / 5" office:value-type="float" office:value="1.8">
            <text:p>1,8</text:p>
          </table:table-cell>
          <table:table-cell table:style-name="ce33"/>
          <table:table-cell table:style-name="ce33" table:formula="of:= ([.F3] + [.F4] + [.F5] + [.F6] + [.F7]) / 5" office:value-type="float" office:value="2">
            <text:p>2</text:p>
          </table:table-cell>
          <table:table-cell table:style-name="ce33" table:formula="of:= ([.G3] + [.G4] + [.G5] + [.G6] + [.G7]) / 5" office:value-type="float" office:value="0.4">
            <text:p>0,4</text:p>
          </table:table-cell>
          <table:table-cell table:style-name="ce33" table:formula="of:= ([.H3] + [.H4] + [.H5] + [.H6] + [.H7]) / 5" office:value-type="float" office:value="0.6">
            <text:p>0,6</text:p>
          </table:table-cell>
          <table:table-cell table:style-name="ce33" table:formula="of:= ([.I3] + [.I4] + [.I5] + [.I6] + [.I7]) / 5" office:value-type="float" office:value="0.6">
            <text:p>0,6</text:p>
          </table:table-cell>
          <table:table-cell table:style-name="ce33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35" office:value-type="string">
            <text:p>Неделя</text:p>
          </table:table-cell>
          <table:table-cell table:style-name="ce35" table:formula="of:== ([.B9] + [.B10] + [.B11] + [.B12] + [.B13]) / 5" office:value-type="float" office:value="1">
            <text:p>1</text:p>
          </table:table-cell>
          <table:table-cell table:style-name="ce35" table:formula="of:== ([.C9] + [.C10] + [.C11] + [.C12] + [.C13]) / 5" office:value-type="float" office:value="1">
            <text:p>1</text:p>
          </table:table-cell>
          <table:table-cell table:style-name="ce35" table:formula="of:== ([.D9] + [.D10] + [.D11] + [.D12] + [.D13]) / 5" office:value-type="float" office:value="4.2">
            <text:p>4,2</text:p>
          </table:table-cell>
          <table:table-cell table:style-name="ce35"/>
          <table:table-cell table:style-name="ce35" table:formula="of:== ([.F9] + [.F10] + [.F11] + [.F12] + [.F13]) / 5" office:value-type="float" office:value="2.2">
            <text:p>2,2</text:p>
          </table:table-cell>
          <table:table-cell table:style-name="ce35" table:formula="of:== ([.G9] + [.G10] + [.G11] + [.G12] + [.G13]) / 5" office:value-type="float" office:value="0.4">
            <text:p>0,4</text:p>
          </table:table-cell>
          <table:table-cell table:style-name="ce35" table:formula="of:== ([.H9] + [.H10] + [.H11] + [.H12] + [.H13]) / 5" office:value-type="float" office:value="0.4">
            <text:p>0,4</text:p>
          </table:table-cell>
          <table:table-cell table:style-name="ce35" table:formula="of:== ([.I9] + [.I10] + [.I11] + [.I12] + [.I13]) / 5" office:value-type="float" office:value="1">
            <text:p>1</text:p>
          </table:table-cell>
          <table:table-cell table:style-name="ce35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6" office:value-type="string">
            <text:p>Неделя</text:p>
          </table:table-cell>
          <table:table-cell table:style-name="ce36" table:formula="of:== ([.B15] + [.B16] + [.B17] + [.B18] + [.B19]) / 5" office:value-type="float" office:value="1">
            <text:p>1</text:p>
          </table:table-cell>
          <table:table-cell table:style-name="ce36" table:formula="of:== ([.C15] + [.C16] + [.C17] + [.C18] + [.C19]) / 5" office:value-type="float" office:value="1">
            <text:p>1</text:p>
          </table:table-cell>
          <table:table-cell table:style-name="ce36" table:formula="of:== ([.D15] + [.D16] + [.D17] + [.D18] + [.D19]) / 5" office:value-type="float" office:value="6.4">
            <text:p>6,4</text:p>
          </table:table-cell>
          <table:table-cell table:style-name="ce36"/>
          <table:table-cell table:style-name="ce36" table:formula="of:== ([.F15] + [.F16] + [.F17] + [.F18] + [.F19]) / 5" office:value-type="float" office:value="2.4">
            <text:p>2,4</text:p>
          </table:table-cell>
          <table:table-cell table:style-name="ce36" table:formula="of:== ([.G15] + [.G16] + [.G17] + [.G18] + [.G19]) / 5" office:value-type="float" office:value="0">
            <text:p>0</text:p>
          </table:table-cell>
          <table:table-cell table:style-name="ce36" table:formula="of:== ([.H15] + [.H16] + [.H17] + [.H18] + [.H19]) / 5" office:value-type="float" office:value="1">
            <text:p>1</text:p>
          </table:table-cell>
          <table:table-cell table:style-name="ce36" table:formula="of:== ([.I15] + [.I16] + [.I17] + [.I18] + [.I19]) / 5" office:value-type="float" office:value="0.2">
            <text:p>0,2</text:p>
          </table:table-cell>
          <table:table-cell table:style-name="ce36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6">
            <text:p>26.04.18</text:p>
          </table:table-cell>
          <table:table-cell table:number-columns-repeated="8" table:style-name="ce13"/>
          <table:table-cell table:style-name="ce13" table:formula="of:= [.B24] + [.C24] + [.D24] + [.E24] + [.F24] + [.G24] + [.H24] + [.I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6" table:default-cell-style-name="ce43"/>
        <table:table-column table:style-name="co37" table:number-columns-repeated="2" table:default-cell-style-name="ce43"/>
        <table:table-column table:style-name="co12" table:default-cell-style-name="ce44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9" office:value-type="string">
            <text:p>English (Видеоуроки)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table:formula="of:= ([.C12]/[.B12])*100" office:value-type="float" office:value="93.75">
            <text:p>93,75</text:p>
          </table:table-cell>
          <table:table-cell table:style-name="ce39" table:number-columns-repeated="7"/>
          <table:table-cell/>
        </table:table-row>
        <table:table-row table:style-name="ro6">
          <table:table-cell table:style-name="ce39" office:value-type="string">
            <text:p>Спорт 60 – 8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78">
            <text:p>78</text:p>
          </table:table-cell>
          <table:table-cell table:style-name="ce39" office:value-type="string">
            <text:p>&gt;10% <text:s/>&lt;25%</text:p>
          </table:table-cell>
          <table:table-cell table:style-name="ce45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6"/>
        </table:table-row>
        <table:table-row table:style-name="ro1">
          <table:table-cell table:style-name="ce40" office:value-type="string">
            <text:p>Скидки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4]/[.B14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99">
            <text:p>99</text:p>
          </table:table-cell>
          <table:table-cell table:style-name="ce41" table:formula="of:= ([.C15]/[.B15])*100" office:value-type="float" office:value="47.5961538461539">
            <text:p>47,6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Пакеты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6]/[.B16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table:formula="of:= ([.C17]/[.B17])*100" office:value-type="float" office:value="98">
            <text:p>98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42" office:value-type="string">
            <text:p>Программист – фанатик</text:p>
          </table:table-cell>
          <table:table-cell table:style-name="ce42" office:value-type="float" office:value="174">
            <text:p>174</text:p>
          </table:table-cell>
          <table:table-cell table:style-name="ce42" office:value-type="float" office:value="55">
            <text:p>55</text:p>
          </table:table-cell>
          <table:table-cell table:style-name="ce42" table:formula="of:= ([.C18]/[.B18])*100" office:value-type="float" office:value="31.6091954022988">
            <text:p>31,61</text:p>
          </table:table-cell>
          <table:table-cell table:style-name="ce4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00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11M15S</meta:editing-duration>
    <meta:editing-cycles>146</meta:editing-cycles>
    <meta:generator>OpenOffice/4.1.2$Win32 OpenOffice.org_project/412m3$Build-9782</meta:generator>
    <dc:date>2018-04-26T00:45:39.31</dc:date>
    <meta:document-statistic meta:table-count="3" meta:cell-count="496" meta:object-count="0"/>
    <meta:user-defined meta:name="Info 1"/>
    <meta:user-defined meta:name="Info 2"/>
    <meta:user-defined meta:name="Info 3"/>
    <meta:user-defined meta:name="Info 4"/>
  </office:meta>
</office:document-meta>
</file>